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fo:margin-top="0cm" fo:margin-bottom="0.508cm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JEvolution</text:p>
          </draw:text-box>
        </draw:frame>
        <draw:frame presentation:style-name="pr2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>Members: </text:p>
                <text:list>
                  <text:list-item>
                    <text:list>
                      <text:list-item>
                        <text:p>Dmitry Degtiariov</text:p>
                      </text:list-item>
                      <text:list-item>
                        <text:p>Edgars Rumkovskis</text:p>
                      </text:list-item>
                      <text:list-item>
                        <text:p>Aigars Gridjusko</text:p>
                      </text:list-item>
                      <text:list-item>
                        <text:p>Davids Miezaks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Agenda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The main purpose of the Project</text:p>
                  </text:list-item>
                  <text:list-item>
                    <text:p>Application’s features</text:p>
                  </text:list-item>
                  <text:list-item>
                    <text:p>Used tools</text:p>
                  </text:list-item>
                </text:list>
              </text:list-item>
              <text:list-item>
                <text:p>Architecture</text:p>
              </text:list-item>
              <text:list-item>
                <text:p>Simulations</text:p>
                <text:list>
                  <text:list-item>
                    <text:p>Demonstration of the first Simulation</text:p>
                  </text:list-item>
                  <text:list-item>
                    <text:p>Demonstration of the second Simulation</text:p>
                  </text:list-item>
                </text:list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The main purpose of the Project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The main Idea was to create an Environment for running simulations of objects with different behaviour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unning and displaying different simulations</text:p>
              </text:list-item>
              <text:list-item>
                <text:p>Saving/Loading</text:p>
              </text:list-item>
              <text:list-item>
                <text:p>Parameter editing</text:p>
              </text:list-item>
              <text:list-item>
                <text:p>Displaying information about individual Crea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Used tools</text:p>
          </draw:text-box>
        </draw:frame>
        <draw:frame presentation:style-name="pr4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1">Linux</text:span><text:span text:style-name="T2">, the Base Operating system</text:span></text:p>
              </text:list-item>
              <text:list-item>
                <text:p><text:span text:style-name="T1">Eclipse</text:span></text:p>
              </text:list-item>
              <text:list-item>
                <text:p><text:span text:style-name="T1">Java</text:span></text:p>
              </text:list-item>
              <text:list-item>
                <text:p><text:span text:style-name="T1">JavaFX</text:span></text:p>
              </text:list-item>
              <text:list-item>
                <text:p><text:span text:style-name="T1">IntelliJ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draw:frame presentation:style-name="pr5" draw:layer="layout" svg:width="26cm" svg:height="2.663cm" svg:x="1cm" svg:y="0.837cm" presentation:class="title">
          <draw:text-box>
            <text:p>Architecture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Model View Controller</text:p>
              </text:list-item>
              <text:list-item>
                <text:p>Switchable mod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Simulations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Future work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Adding more simulations</text:p>
              </text:list-item>
              <text:list-item>
                <text:p>Improving graphics</text:p>
              </text:list-item>
              <text:list-item>
                <text:p>Adding metrics and statistic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6T11:50:57.236760712</meta:creation-date>
    <meta:editing-duration>PT16M23S</meta:editing-duration>
    <meta:editing-cycles>4</meta:editing-cycles>
    <meta:generator>LibreOffice/5.1.4.2$Linux_X86_64 LibreOffice_project/10m0$Build-2</meta:generator>
    <dc:date>2016-08-26T12:51:17.379433681</dc:date>
    <meta:document-statistic meta:object-count="67"/>
  </office:meta>
</office:document-meta>
</file>